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oma" fo:language="de" fo:country="DE" officeooo:rsid="0007f4fe" officeooo:paragraph-rsid="0007f4fe" style:font-size-asian="10.5pt" style:language-asian="zxx" style:country-asian="none" style:language-complex="zxx" style:country-complex="none"/>
    </style:style>
    <style:style style:name="P2" style:family="paragraph" style:parent-style-name="Standard">
      <style:text-properties style:font-name="Loma" fo:language="de" fo:country="DE" officeooo:rsid="0009236c" officeooo:paragraph-rsid="0009236c" style:font-size-asian="10.5pt" style:language-asian="zxx" style:country-asian="none" style:language-complex="zxx" style:country-complex="none"/>
    </style:style>
    <style:style style:name="P3" style:family="paragraph" style:parent-style-name="Standard">
      <style:text-properties style:font-name="Loma" fo:language="de" fo:country="DE" officeooo:rsid="0009782d" officeooo:paragraph-rsid="0009782d" style:font-size-asian="10.5pt" style:language-asian="zxx" style:country-asian="none" style:language-complex="zxx" style:country-complex="none"/>
    </style:style>
    <style:style style:name="P4" style:family="paragraph" style:parent-style-name="Standard">
      <style:text-properties style:font-name="Loma" fo:language="de" fo:country="DE" officeooo:rsid="000a3234" officeooo:paragraph-rsid="000a3234" style:font-size-asian="10.5pt" style:language-asian="zxx" style:country-asian="none" style:language-complex="zxx" style:country-complex="none"/>
    </style:style>
    <style:style style:name="P5" style:family="paragraph" style:parent-style-name="Standard">
      <style:text-properties style:font-name="Loma" fo:language="de" fo:country="DE" officeooo:rsid="000af80a" officeooo:paragraph-rsid="000af80a" style:font-size-asian="10.5pt" style:language-asian="zxx" style:country-asian="none" style:language-complex="zxx" style:country-complex="none"/>
    </style:style>
    <style:style style:name="P6" style:family="paragraph" style:parent-style-name="Standard">
      <style:text-properties style:font-name="Loma" fo:language="de" fo:country="DE" officeooo:rsid="000cf57d" officeooo:paragraph-rsid="000cf57d" style:font-size-asian="10.5pt" style:language-asian="zxx" style:country-asian="none" style:language-complex="zxx" style:country-complex="none"/>
    </style:style>
    <style:style style:name="P7" style:family="paragraph" style:parent-style-name="Standard">
      <style:text-properties fo:language="de" fo:country="DE" officeooo:paragraph-rsid="00112ddd" style:language-asian="zxx" style:country-asian="none" style:language-complex="zxx" style:country-complex="none"/>
    </style:style>
    <style:style style:name="P8" style:family="paragraph" style:parent-style-name="Text_20_body">
      <style:text-properties fo:language="de" fo:country="DE" style:language-asian="zxx" style:country-asian="none" style:language-complex="zxx" style:country-complex="none"/>
    </style:style>
    <style:style style:name="T1" style:family="text">
      <style:text-properties officeooo:rsid="0009782d"/>
    </style:style>
    <style:style style:name="T2" style:family="text">
      <style:text-properties officeooo:rsid="000cf57d"/>
    </style:style>
    <style:style style:name="T3" style:family="text">
      <style:text-properties officeooo:rsid="000d8525"/>
    </style:style>
    <style:style style:name="T4" style:family="text">
      <style:text-properties fo:language="de" fo:country="DE" style:language-asian="zxx" style:country-asian="none" style:language-complex="zxx" style:country-complex="none"/>
    </style:style>
    <style:style style:name="T5" style:family="text">
      <style:text-properties fo:language="de" fo:country="DE" officeooo:rsid="00112ddd" style:language-asian="zxx" style:country-asian="none" style:language-complex="zxx" style:country-complex="none"/>
    </style:style>
    <style:style style:name="T6" style:family="text">
      <style:text-properties officeooo:rsid="00112ddd"/>
    </style:style>
    <style:style style:name="T7" style:family="text">
      <style:text-properties officeooo:rsid="0012d2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natsbericht 1: 01.03.22 – 31.03.22</text:p>
      <text:p text:style-name="P7"/>
      <text:p text:style-name="P7"><text:s/>Die Arbeiten des ersten Monats lassen sich grob in 3 Teile aufteilen. </text:p>
      <text:p text:style-name="P7"/>
      <text:p text:style-name="P7">Diese sind grob nach chronologischer Abarbeitungsfolge: Planungsarbeiten, Hardware <text:s/><text:span text:style-name="T6">Setup </text:span>und Themen Recherche. Obwohl das Erledigen der Planungsarbeiten vor allen anderen Arbeitsteilen generell vorteilhaft ist, wurden sie nicht sofort begonnen. Dies ist darauf zurückzuführen, dass ich anfangs noch keine Informationsgrundlage hatte, wie lange das Hardware Setup vermutlich dauern wird, da ich noch keine vergleichbare Aufgabe durchführen musste und ich aufgrund von persönlichen Terminen in der ersten Arbeitswoche nicht permanent vor Ort arbeiten konnte. Also wurde zuerst mit dem Hardware Setup begonnen und später die Planung für den Arbeitsauflauf aufgestellt. Während das Software Setup ohne größere Probleme vonstatten ging, gab es auf Hardware Seite einige Schwierigkeiten, die von dem fehlerhaften Aufbau meines Vorgängers herstammen. So war der Greifarm z. B. nicht eingesteckt und falsch verbaut, die Kamera war defekt und falsch eingesteckt, LiDAR Sensor und Greifarm waren an der falschen Stelle angebracht, und die Räder falsch montiert. Das Beheben dieser zahlreichen Fehler hat einiges an Zeit in Anspruch genommen, konnte aber ohne größere Probleme ausgeführt werden. Allerdings riss ein Kabel des Lidar Sensors bei dem Umbau aus, weshalb dieser zur Reparatur an Herrn Schellhammer übergeben wurde. Die Funktionalität des Sensors und von SLAM wurde glücklicherweise bereits geprüft. Auf Software Seite hat besonders das Setup der raspicam node, die Kammeradaten aufnimmt und bereitstellt Schwierigkeiten bereitet, da die Anweisungen der e-Manuel von nicht mehr unterstützen Funktionen Gebrauch machen. Andere Probleme gingen meist aus der Falschbedingung meinerseits einher und konnten nach und nach behoben werden. Stand 30.03.2022 ist das Setup von Soft und Hardware zur Steuerung des Roboters abgeschlossen und alle nötigen Funktionen (Navigation, Orientierung, Manipulation und Erfassen von Kammera Daten) konnten erfolgreich getestet werden.</text:p>
      <text:p text:style-name="P1"/>
      <text:p text:style-name="P8">Die Planung umfasst sowohl die Zeitplanung als auch die Backup Planung. <text:span text:style-name="T1">Ursprünglich war vorhergesehen Skripte zu erstellen, die alle von mir ausgeführten, zum Setup notwendigen, Befehle automatisch ausführen, damit im Falle des Datenverlustes die Installation schnell wieder ausgeführt werden kann. Da der Aufwand zur Erstellung dieser Skripts sich aber als rellativ hoch herausgestellt hat und die Funktionsfähigkeid dieser nur schwer zu testen war, habe ich mich schließlich entschlossen die SD-Karte des Turtlebot3 zu klonen, um Datenverlust vorzubeugen.</text:span></text:p>
      <text:p text:style-name="P2"/>
      <text:p text:style-name="P8">Datenverlust von erstellten Skripts wird durch das Nutzen von Github vorgebeugt. Hierfür wurden 3 Repositories erstellt.</text:p>
      <text:p text:style-name="Text_20_body"><text:a xlink:type="simple" xlink:href="https://github.com/MattAlex99/Thesis_ML" text:style-name="Internet_20_link" text:visited-style-name="Visited_20_Internet_20_Link"><text:span text:style-name="T4">https://github.com/MattAlex99/Thesis_ML</text:span></text:a><text:span text:style-name="T4"> Für alle <text:s/>Skripte, die für das Machine Learning benötigt werden.</text:span></text:p>
      <text:p text:style-name="Text_20_body"><text:a xlink:type="simple" xlink:href="https://github.com/MattAlex99/Thesis_Turtlebot_Scripts" text:style-name="Internet_20_link" text:visited-style-name="Visited_20_Internet_20_Link"><text:span text:style-name="T4">https://github.com/MattAlex99/Thesis_Turtlebot_Scripts</text:span></text:a><text:span text:style-name="T4"> Für alle Skripts zum </text:span><text:span text:style-name="T5">B</text:span><text:span text:style-name="T4">edienen des Roboters und der Datenbereinigung</text:span></text:p>
      <text:p text:style-name="Text_20_body"><text:a xlink:type="simple" xlink:href="https://github.com/MattAlex99/WafflePi_Thesis" text:style-name="Internet_20_link" text:visited-style-name="Visited_20_Internet_20_Link"><text:span text:style-name="T4">https://github.com/MattAlex99/WafflePi_Thesis</text:span></text:a><text:span text:style-name="T4"> Für Alle Dokumentation und Recherche bezogenen Daten.</text:span></text:p>
      <text:p text:style-name="P3"/>
      <text:p text:style-name="P8">Die Zeitplanung wurde von <text:span text:style-name="T6">A</text:span>nfang an auf 6 Monate ausgelegt, eine Entscheidung, die ich nach dem ersten Monat Arbeit als gut ansehe, auch wenn ich mich etwas vor dem Zeitplan befinde.</text:p>
      <text:p text:style-name="P4"><text:soft-page-break/></text:p>
      <text:p text:style-name="P8">Wegen des frühen Abschlusses des Setups konn<text:span text:style-name="T6">t</text:span>e früher mit der Recherche begonnen werden. Die Frage die gelöst werden muss ist „Wie können <text:span text:style-name="T6">I</text:span>nformationen über die 3D <text:span text:style-name="T6">P</text:span>osition eines Objektes aus 2D Bildern abgeleitet werden?“</text:p>
      <text:p text:style-name="P5"/>
      <text:p text:style-name="P8">Momentan bestehen mehrere Ansätze, die alle die <text:span text:style-name="T6">L</text:span>okalisierung des <text:span text:style-name="T6">O</text:span>bjektes in dem 2D Bild voraussetzen:</text:p>
      <text:p text:style-name="P8">Das bestimmen der Entfernung durch die feste (bekannte) größe des Objektes bestimmen. (Benötigt Objekte fester <text:span text:style-name="T7">G</text:span>röße und wird von mir deshalb als weniger wertvolle Lösung angesehen)</text:p>
      <text:p text:style-name="P5"/>
      <text:p text:style-name="P8">Das <text:span text:style-name="T6">B</text:span>estimmen der Entfernung durch die <text:span text:style-name="T6">G</text:span>rößenv<text:span text:style-name="T6">e</text:span>r<text:span text:style-name="T6">ä</text:span>nderung des Retinabildes nach <text:span text:style-name="T7">A</text:span>nnäherung zum Objekt. (Bild machen, näher heran fahren, Bild machen, Berechnen der Entfernung <text:span text:style-name="T7">aus der veränderten Größe des Objekts in den aufgenommenen Bildern</text:span>). Dieser Ansatz hat den Vorteil, dass <text:span text:style-name="T2">die Größe des erkannten Objekts nicht bekannt sein muss.</text:span></text:p>
      <text:p text:style-name="P5"/>
      <text:p text:style-name="P8">Das Bestimmen der Entfernung basierend auf Machine Learning wie z.B. mit DisNet. Hierzu wurde bisher aber nur wenig Nachforschung angestellt, <text:span text:style-name="T7">da diese die lokalisirung des Objektes im Bild voraussetzen</text:span>.</text:p>
      <text:p text:style-name="P6"/>
      <text:p text:style-name="P6"/>
      <text:p text:style-name="P8">Ein alternativer <text:span text:style-name="T7">A</text:span>nsatz zum Erstellen von „Bounding Boxes“, die die Position des Objektes festhalten kann, könnte eine abgewandelte Variation der Human Pose Recognision darstellen, <text:span text:style-name="T7">bei der Greifpunkt des Objektes analog zu Körperteilen in der Pose recognision erkannt wird</text:span>.</text:p>
      <text:p text:style-name="P6"/>
      <text:p text:style-name="P6"/>
      <text:p text:style-name="P8">Ein Fokus lag bisher auf der Recherche zur Lokalisierung der Objekte in dem 2D Bild, da diese die Grundvoraussetzung für <text:span text:style-name="T3">die 3D Lokalisirung darstellt. Ein erstes YoloV3 Modell wurde bereits erfolgreich getestet. Allerdings wurde nur auf sehr wenigen Daten trainiert, weshalb noch Keine Aussagen über die Güte von Vorhersagen gemacht werden kann.</text:span></text:p>
      <text:p text:style-name="P6"/>
      <text:p text:style-name="P6"/>
      <text:p text:style-name="P8">Generell würde ich meine tätigkeit als angenehm beschreiben. Die Aufgabe ist herausfordernd, aber nicht unlösbar und einzelne Arbeitschritte ergeben klar validierbare Ergebnisse (z.B. Die physische Bewegung eines Roboters oder bewertbare Bilder) was meine Motivation fördert.</text:p>
      <text:p text:style-name="P8">Mein Arbeitsplatz ist ruhig und angenehm und die Anwesenhet an der Hochschule macht es mir einfach disziplin zu bewahren und Trennung von Arbeits und Freizeit aufrecht zu er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30T12:42:10.993488582</meta:creation-date>
    <dc:date>2022-03-31T09:25:17.410632468</dc:date>
    <meta:editing-duration>PT52M22S</meta:editing-duration>
    <meta:editing-cycles>9</meta:editing-cycles>
    <meta:generator>LibreOffice/5.1.6.2$Linux_X86_64 LibreOffice_project/10m0$Build-2</meta:generator>
    <meta:document-statistic meta:table-count="0" meta:image-count="0" meta:object-count="0" meta:page-count="2" meta:paragraph-count="18" meta:word-count="745" meta:character-count="5373" meta:non-whitespace-character-count="4641"/>
  </office:meta>
</office:document-meta>
</file>